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Text_20_body">
      <style:paragraph-properties fo:margin-left="0in" fo:margin-right="0in" fo:margin-top="0.1083in" fo:margin-bottom="0.1083in" fo:text-indent="0in" style:auto-text-indent="false"/>
    </style:style>
    <style:style style:name="T1" style:family="text">
      <style:text-properties style:font-name-asian="黑体"/>
    </style:style>
    <style:style style:name="T2" style:family="text">
      <style:text-properties style:font-name="黑体"/>
    </style:style>
    <style:style style:name="T3" style:family="text">
      <style:text-properties style:text-underline-style="solid" style:text-underline-width="auto" style:text-underline-color="font-color"/>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软件“工程”？</text:h>
      <text:section text:style-name="Sect1" text:name="main">
        <text:p text:style-name="P2">张恂：软件工程不容颠覆（《非程序员》第36期）</text:p>
        <text:p text:style-name="P2">“<text:span text:style-name="T1">颠覆软件工程？软件工程是软件工业的立业之本，深深扎根于数百年来工业、产业和信息革命造就的肥沃土壤。某 些人出于各种目的，提出颠覆软件工程，就像要颠覆建筑工程、土木工程、机械工程、装饰装修工程……一样荒唐幼稚</text:span><text:span text:style-name="T2">,</text:span><text:span text:style-name="T1">无异于痴人说梦！除非你是在自己家里摆弄 几个软件自娱自乐，顺便向别人炫耀一下自己的智力，那可能是不需要软件工程的。”</text:span></text:p>
        <text:p text:style-name="P2"> </text:p>
        <text:p text:style-name="P2">问题在于，建筑、土木、机械原本就是“工程”，而软件不是。就像Pete McBreen在《软件工艺》里说的，软件“工程”是一个隐喻。软件的历史太短了，我们不知道它究竟是什么，我们的语言里没有一个词可以贴切地言说它，所 以我们??就像对待所有难以言说的东西一样??用一个隐喻来描述它。既然是隐喻，就有它贴切的时候和不贴切的时候。首先认清这是一个比喻，然后才可能正确 地运用它。如果看不清“工程”的隐喻本质，真心诚意地把软件当工程来对待，那么就只有两种可行的办法了：</text:p>
        <text:p text:style-name="Text_20_body"> </text:p>
        <text:list text:style-name="L1">
          <text:list-item>
            <text:p text:style-name="P3">拒绝“非工程”的成果。譬如像XP这样的敏捷方法，强调人的重要性，强调交流，强调拥抱变化。如果同意这些东西是“非工程”的，那么软件工程的痴迷者就只好对XP取得的一切成果视而不见。 </text:p>
          </text:list-item>
          <text:list-item>
            <text:p text:style-name="P4">把一切成果纳入“工程”的范畴。同样对于XP，软件工程的痴迷者也可以声称“这是‘工程’的另一种形式”。那么好了，现在“工程”这个词不仅包含 严格的、精密的、度量的、机械的东西，也包含模糊的、人文的、心理的、非机械的东西。这个“工程”还是我们（在软件世界之外）所理解的“工程”吗？</text:p>
          </text:list-item>
        </text:list>
        <text:p text:style-name="Text_20_body">我真的很想知道，张恂究竟会采用上面两种态度中的哪一种。</text:p>
        <text:p text:style-name="P2">2004年04月27日, 星期二 11:08 (131646)</text:p>
      </text:section>
      <text:section text:style-name="Sect1" text:name="Section1">
        <text:h text:style-name="P1" text:outline-level="1" text:is-list-header="true"><text:bookmark text:name="main"/>后现代的反动</text:h>
        <text:p text:style-name="P2">1945 年之后，为了解决两次大战造成的大量流离失所的难民和退伍军人，美国和欧洲大陆的建筑界不约而同地掀起了一场现代性风潮，其中的典型就是巴尔的摩老兵居住 区。巴尔的摩式建筑具有“工程学”的一切特点，一条街上所有房屋按照同一样式统一设计建造，连围墙上的马灯都是毫无二致。在以解决大量人的住房问题为第一 诉求的环境之下，工程学在建筑的世界里畅行无阻，这是建筑界现代性的黄金时代。</text:p>
        <text:p text:style-name="P2"> </text:p>
        <text:p text:style-name="P2">60年代以后，建筑界开始逐渐展开后现代的思索，其中的代表人物就是克里斯·亚伯。在《建筑与个性》中，亚伯将巴尔的摩式建筑和新加坡城老居民 区当作最典型的反面教材，抨击现代性建筑对个性的压抑。由于不再有那么多的无家可归者需要安置，建筑师们开始关注社会中的“他者”，开始关注建筑与人的个 性，而不再是工程化大生产。纽约的AT&amp;T大楼与特朗普大厦在天际交相辉映，折射出两个时代、现代与后现代的冲突与张力。</text:p>
        <text:p text:style-name="P2"> </text:p>
        <text:p text:style-name="P2">另一个饶有兴味的现象发生在制造业。实际上，从著名的“野马”车（那是李·亚科卡的成名之作）开始，福特公司已经不再是从生产线上造出一模一样 的汽车，而是根据定单为客户提供个性化定制的汽车。随着计算机辅助制造的普及，后现代在制造业的反动早已根深蒂固。在当今制造业中，一切工程的、精确的、 可重复的东西都已经交给计算机，而员工则被要求充分发挥各自的主观能动性和创造力，创造各各不同的“工艺品”（通常被作为大批量制造的模板）。至于泰勒制 管理，早已被扔进制造业的故纸堆了——与其用高速摄影机去标准化一个员工的铲煤动作，为什么不在那里放一个机器人呢？</text:p>
        <text:p text:style-name="P2"> </text:p>
        <text:p text:style-name="P2">在后现代的反动在工业界和建筑界几乎完成、工艺学在制造业全面颠覆工程学的今天，听到“软件工程不可颠覆”这样的论调，不禁让我有一种时空倒错的感觉。这从另一个侧面说明，人们在真心诚意地信仰一个隐喻时，往往对这个喻体其实并不了解。</text:p>
        <text:p text:style-name="P2">2004年04月27日, 星期二 20:38 (132380)</text:p>
      </text:section>
      <text:section text:style-name="Sect1" text:name="Section2">
        <text:h text:style-name="P1" text:outline-level="1" text:is-list-header="true"><text:bookmark text:name="main1"/>被人盯上了</text:h>
        <text:p text:style-name="P2">张恂同志的写作计划：</text:p>
        <text:p text:style-name="P2"><text:a xlink:type="simple" xlink:href="http://www.iturls.com/%7Exzhang/updates.htm" office:target-frame-name="_blank" xlink:show="new">http://www.iturls.com/~xzhang/updates.htm</text:a></text:p>
        <text:p text:style-name="P2"> </text:p>
        <text:p text:style-name="P2">朋友的水准说明你的品味，对手的水准说明你的能力。拥有Jacques Lebrun、Potian、胖子o6z这样的朋友，我对自己的品味是满有自信，但还是担心自己眼高手低。拥有张恂这样的对手，我就相信自己算是拥有一定 水平的能力了。尤其是，张恂同志已经找上《没有银弹》当靶子，后面还准备对Martin Fowler的《源代码既是设计》开炮，这时还能拨冗给我一点“批评和建议”，敢不受宠若惊？</text:p>
        <text:p text:style-name="P2"> </text:p>
        <text:p text:style-name="P2">不过，“软件工艺”不是文字游戏，而是用敏锐的感触去体味文本的蕴涵。《软件工艺》也没有“人为地割裂软件工艺与软件工程”，恰恰相反，这本书 综合地考察了软件工程的成就与局限。或许，张询同志读这本书也和他读《没有银弹》一样，他读到的不是书里写的，而是他认为“应该是这样写”的，或者说“我 希望是这样写”的。</text:p>
        <text:p text:style-name="P2">2004年05月13日, 星期四 10:58 (153556)</text:p>
      </text:section>
      <text:section text:style-name="Sect1" text:name="Section3">
        <text:h text:style-name="P1" text:outline-level="1" text:is-list-header="true"><text:bookmark text:name="main2"/>《软件工艺》上市在即</text:h>
        <text:p text:style-name="P2"><text:a xlink:type="simple" xlink:href="http://www.china-pub.com/computers/common/info.asp?id=16149" office:target-frame-name="_blank" xlink:show="new">http://www.china-pub.com/computers/common/info.asp?id=16149</text:a></text:p>
        <text:p text:style-name="P2"> </text:p>
        <text:p text:style-name="P2">真好。做得薄薄的（212页），小小的（A4纸对折那么大），价钱也便宜（20￥）。读者可以顺手买下它，然后在公交车上随便翻翻。就像我介绍过的，这本书有足够的颠覆性，它理应引起震动。</text:p>
        <text:p text:style-name="P2">2004年05月13日, 星期四 15:23 (153906)</text:p>
      </text:section>
      <text:section text:style-name="Sect1" text:name="Section4">
        <text:h text:style-name="P1" text:outline-level="1" text:is-list-header="true"><text:bookmark text:name="main3"/>《软件工艺》上市了</text:h>
        <text:p text:style-name="P2">早上打开china-pub一看，《软件工艺》已经从“预定”变成了“新书”，而且还在7折优惠，连15块钱都不到了。</text:p>
        <text:p text:style-name="P2">2004年05月26日, 星期三 08:38 (171709)</text:p>
      </text:section>
      <text:section text:style-name="Sect1" text:name="Section5">
        <text:h text:style-name="P1" text:outline-level="1" text:is-list-header="true"><text:bookmark text:name="main4"/>话语体系及其颠覆</text:h>
        <text:p text:style-name="P2">维 特根斯坦说，“语言的界限就是思想的界限”，“凡不可言说者必保持沉默”。一个话语体系决定了人思考问题的一种方式、一种角度。如果希望从另一个角度来思 考这个问题，就必须首先颠覆原有的话语体系，采用一个新的话语体系。话语体系的颠覆并非思考本身的颠覆，而是思考的突破和增强。</text:p>
        <text:p text:style-name="P2"> </text:p>
        <text:p text:style-name="P2">最好的例子是几何学。欧几里得的五个公设定义了一个几何学的话语体系，其中尤其值得一提的是第五公设：<text:span text:style-name="Strong_20_Emphasis">在同一平面上，过直线外一点，有且仅有一条直线与前一直线平行</text:span>。 第五公设是整个欧氏几何话语体系的根基，因为它暗含地规定空间必须是匀直的。在欧氏几何的话语体系之下，我们无法谈论因此也无法思考弯曲的空间。欧氏几何 是中等教育的必修课，因此对于世界上的绝大多数人，弯曲的空间是无法想象的。但这并不意味着弯曲的空间不存在。在存在的意义上，弯曲的空间与匀直的空间具 有同等的地位。然而，欧氏几何的话语体系使得我们不能思考它。弯曲的空间存在于世界上，但不存在于我们的大脑中。</text:p>
        <text:p text:style-name="P2"> </text:p>
        <text:p text:style-name="P2">罗巴切夫斯基用下列公设替换了第五公设：<text:span text:style-name="Strong_20_Emphasis">在同一平面上，过直线外一点，有多于一条直线与前一直线平行</text:span>。这个公设彻底颠覆了欧氏几何的话语体系，它要求空间是弯曲的。在这一新的话语体系之下，人们可以谈论弯曲的空间、思考它的性质。另一个与之对称的话语体系是黎曼几何，它为爱因斯坦的广义相对论提供了数学工具。</text:p>
        <text:p text:style-name="P2"> </text:p>
        <text:p text:style-name="P2">罗氏几何与黎曼几何一起彻底颠覆了欧氏几何的话语体系，但这一颠覆并不意味着对欧氏几何理论的反动和破坏。恰恰相反，非欧几何话语体系的出现与 颠覆，为欧氏几何划定了适用性的界限，使得人们可以更加放心地使用欧氏几何。另一方面，非欧几何让人们看到，欧氏几何仅仅是谈论世界的一种方式（或者说， 一种语言），而非世界本身。为了更好地谈论世界、思考世界，我们确实需要更多的几何学语言。这就是话语体系之颠覆的价值。</text:p>
        <text:p text:style-name="P2">2004年06月16日, 星期三 22:30 (203065)</text:p>
      </text:section>
      <text:section text:style-name="Sect1" text:name="Section6">
        <text:h text:style-name="P1" text:outline-level="1" text:is-list-header="true"><text:bookmark text:name="main5"/>JavaEye讨论好热闹</text:h>
        <text:p text:style-name="P2">JavaEye关于《软件工艺》的讨论：</text:p>
        <text:p text:style-name="P2"><text:a xlink:type="simple" xlink:href="http://forum.javaeye.com/viewtopic.php?t=5481" office:target-frame-name="_blank" xlink:show="new">http://forum.javaeye.com/viewtopic.php?t=5481</text:a></text:p>
        <text:p text:style-name="P2"> </text:p>
        <text:p text:style-name="P2">Potian说这本书有点哗众取宠，我同意，不过我认为写书就该这么写法。《人件》不也被Jacques批评为“加料过火的Dilbert” 吗？DeMarco说了，这是为了让老板们也能看得进去。作为一本书，能让十一万人（《软件工艺》在日本的销量）开始思考，就已经善莫大焉。如果是想让 1000人真正弄懂，咨询和讲座会是更合适的办法。</text:p>
        <text:p text:style-name="P2">2004年06月8日, 星期二 14:24 (190538)</text:p>
      </text:section>
      <text:section text:style-name="Sect1" text:name="Section7">
        <text:h text:style-name="P1" text:outline-level="1" text:is-list-header="true"><text:bookmark text:name="main6"/>什么是工程？</text:h>
        <text:p text:style-name="P2">Ralph Johnson：Art or Science?</text:p>
        <text:p text:style-name="P2"><text:a xlink:type="simple" xlink:href="http://www.cincomsmalltalk.com/userblogs/ralph/blogView?showComments=true&amp;entry=3265652849" office:target-frame-name="_blank" xlink:show="new">http://www.cincomsmalltalk.com/userblogs/ralph/blogView?showComments=true&amp;entry=3265652849</text:a></text:p>
        <text:p text:style-name="P2"> </text:p>
        <text:p text:style-name="P2">“Software development is engineering. Engineering is a creative activity based on artifice and craftsmanship as much as it is on math and science.<office:annotation><dc:date>2007-02-23T00:00:00</dc:date><text:p>&lt;!--StartFragment --&gt;</text:p></office:annotation> As the Engineering FAQ puts it, engineering is the bridge between art and science (<text:a xlink:type="simple" xlink:href="http://www.tcnj.edu/%7Ergraham/whatare.html" office:target-frame-name="_blank" xlink:show="new"><text:span text:style-name="T3">http://www.tcnj.edu/~rgraham/whatare.html</text:span></text:a> ) Real engineers appreciate beauty and craftsmanship, as well as powerful mathematical models. ”</text:p>
        <text:p text:style-name="P2"> </text:p>
        <text:p text:style-name="P2">所以我经常说呢，一般鼓吹所谓“科学的软件工程”者，是连工程学都没学及格的。还好我是学工程学的。</text:p>
        <text:p text:style-name="P2">2004年08月11日, 星期三 20:15 (279155)</text:p>
      </text:section>
      <text:section text:style-name="Sect1" text:name="Section8">
        <text:h text:style-name="P1" text:outline-level="1" text:is-list-header="true"><text:bookmark text:name="main7"/>怎么会吵了起来</text:h>
        <text:p text:style-name="P5">请看别人给我的总结，比我自己的工作总结还要详尽。</text:p>
        <text:p text:style-name="P5"><text:a xlink:type="simple" xlink:href="http://www.zhangxun.com/reviews/gigix.htm">http://www.zhangxun.com/reviews/gigix.htm</text:a></text:p>
        <text:p text:style-name="P5">怎么会吵了起来？答案很简单：利益使然。<text:a xlink:type="simple" xlink:href="http://blog.csdn.net/gigix/archive/2003/08/08/2410.aspx" office:target-frame-name="_blank" xlink:show="new">《“程序员文化”之正名》</text:a>说 得已经很清楚了，我站在的是程序员的阶层，我谋求的是程序员的利益。中国软件的饼就这么一点大，程序员的利益如果增加了，某些人的利益就要被触动，某些人 就要怒就要骂。所以这里没有道理好讲，站在不同的出发点，就有不同的价值观。一种价值观上合理的逻辑，到另一种价值观那里就很自然地变成了逻辑混乱，反之 亦然。</text:p>
        <text:p text:style-name="P5">不过老话说得好，理不辩不明。希望这位对我如此反感的先生能拿出点东西让更多的读者们看到，不然又该有人说我搞媒体一言堂了。</text:p>
        <text:p text:style-name="P2">2005年02月15日, 星期二 18:08 (536455)</text:p>
      </text:section>
      <text:section text:style-name="Sect1" text:name="Section9">
        <text:h text:style-name="P1" text:outline-level="1" text:is-list-header="true"><text:bookmark text:name="main8"/>工程化的迷思与现实</text:h>
        <text:p text:style-name="Text_20_body">经常有一种说法：企业应用开发的工程化程度太低，这个行业还处在手工作坊的阶段，需要向着工程化、工业化大生产的方向去发展。据说同样在软件的世界里，通信应用的工程化程度就比企业应用要来得高。然则这是事实么？</text:p>
        <text:p text:style-name="Text_20_body">JavaEye 的TrustNo1和Elminster两个家伙都是干通信的。据他们的总结，这通信应用很大程度上就是一遍又一遍地实现协议。因为干得手熟，人家一天干 完的活，他们一小时就差不多。所以T1有这么多时间抓着我聊天。而企业应用，照我看来，早已超过了这个阶段。编码、设计、架构，凡是能够自动化的几乎都已 经自动化了，重复代码、重复工作已经被缩减到了相当低的程度。有如此之高的自动化程度，却说它比较不像工业生产，岂不是奇怪么？</text:p>
        <text:p text:style-name="Text_20_body">之所以企业应用看起 来比较像手工作坊，之所以XP之类的方法看起来要让它更像手工作坊，恰恰是因为这里的自动化、工程化水平已经非常高。比起人们爱用的“建筑学”隐喻，企业 应用的自动化、工程化水平不是不足，而是高得太多太多，以至于再注重工程方面的东西所能获得的边际效用已经极低。实际上在建筑领域，随着自动化程度的大幅 度提升，同样的事情也正在发生着。这是工程化必然的逆转，而软件则是走在了建筑的前面。很多人有意无意地说“程序员就是搬砖的建筑工人”，然则那种不需要 动脑子的搬砖的建筑工人，在欧美的绝大多数建筑工地上已经不存在了，他们仅仅存在于中国这种发展中国家和人们的想象中而已。</text:p>
        <text:p text:style-name="Text_20_body">另一方面，企业应用的工 程化、自动化程度如此之高，其实是一件颇具特殊性的事情。几乎每个行业的从业者都会在某种程度上隐藏自己的经验心得，因为这就是竞争力。这种自然而然的藏 私行为必然会对工程化、自动化有某种阻碍，譬如像T1这种家伙，他显然是故意不愿意自动化。在媒体里也是一样，我有很多经验心得也——有意或无意地——不 愿写出来。偏偏是在企业应用这个领域，所有人都热衷于将自己的经验全部与大家共享，这种超乎寻常的集体无私造就了企业应用领域程度极高的自动化和工程化， 也使它首先走到了必须有所逆转的地步。譬如说，Martin Fowler的PoEAA让曾经神圣的“架构师”变成了一个高度工程化的职位，这种情况似乎不是很常见的。</text:p>
        <text:p text:style-name="P2">2005年06月5日, 星期日 17:27 (737969)</text:p>
      </text:section>
      <text:section text:style-name="Sect1" text:name="Section10">
        <text:h text:style-name="P1" text:outline-level="1" text:is-list-header="true"><text:bookmark text:name="main9"/>什么是软件工程</text:h>
        <text:p text:style-name="P2">胖子o6z是这样一个人：在软件这个领域做具体的事情他已经不如我快，因为他年纪大了也因为他的工作缘故；但是他对这个行业以及这个行业与整个世界的关系理解之深刻，能够不断不断不断让我感到震惊。震惊是因为他所说的事情是如此显而易见地正确，我却一直没有注意到。<text:line-break/><text:line-break/>例如今天我就在看<text:a xlink:type="simple" xlink:href="http://blog.csdn.net/tianxinet/archive/2006/07/21/954914.aspx">他参与的一个老帖子</text:a>。有些东西是如此的正确，如此的明显，你就是看不见。譬如说，什么是软件工程。<text:line-break/><text:line-break/>这 个问题真正的意思是，所谓“软件工程”到底是不是人们平时所说的“工程学”的一个分支，或者是另外一种凭空捏造的新玩意？如果说软件工程也是工程，那么软 件工程的目标就是提高质量降低成本，或者说得更根本一点，提高甲方的投资回报率。除此之外的一切，都是扯淡的废话或者骗人的鬼话。<text:line-break/><text:line-break/>所以你 可以去分析一些例子。譬如说叫客户坐在那里三个月分析需求、再坐在那里半年才拿到一个能用的软件，这是不是软件工程？譬如说“软件开发社会化”、“反对个 人英雄主义”和文档驱动的过程是不是软件工程？这些事情就像胖子说的，直白得就像摆在眼皮子底下。一些人没有脑子去看到，另一些人没有良心去看到。<text:line-break/><text:line-break/>昨 天吃晚饭的时候PC说，创新的一个典型套路就是在现有词汇底下装上一堆全新的含义。从这个意义上来说，软件工程绝对是一个成功的创新。所以一开始的这个问 题并不是没有意义：什么是软件工程？什么是你想要的软件工程？在谈论“软件工程”这个话题之前，这个问题是值得问你自己的。</text:p>
        <text:p text:style-name="P2">2006年07月22日, 星期六 22:29 (120921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3:19</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11" meta:paragraph-count="73" meta:word-count="730" meta:character-count="5812"/>
  </office:meta>
</office:document-meta>
</file>